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Session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WebSessionManagerTests.exist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SessionManagerTests.multipleSes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WebSessionManagerTests.getSessionSaveWhenCreatedAndNotStartedThenNotSa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WebSessionManagerTests.getSessionSaveWhenCreatedAndStartedThenSavesAndSet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